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80808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office:value-type="string">
            <text:p><text:a xlink:href="python://for%20each=%22a%20in%20objects%22" xlink:type="simple">for each="a in objects"</text:a></text:p>
          </table:table-cell>
          <table:table-cell table:number-columns-repeated="1023"/>
        </table:table-row>
        <table:table-row table:style-name="ro2">
          <table:table-cell table:style-name="ce1" office:value-type="string" table:number-columns-spanned="7" table:number-rows-spanned="1">
            <text:p>General Ledger</text:p>
          </table:table-cell>
          <table:covered-table-cell table:number-columns-repeated="6"/>
          <table:table-cell table:style-name="ce13" table:number-columns-repeated="1017"/>
        </table:table-row>
        <table:table-row table:style-name="ro3">
          <table:table-cell table:style-name="ce2" office:value-type="string">
            <text:p>Chart of Accounts</text:p>
          </table:table-cell>
          <table:table-cell table:style-name="ce2" office:value-type="string">
            <text:p>Fiscal Year</text:p>
          </table:table-cell>
          <table:table-cell table:style-name="ce2" office:value-type="string">
            <text:p>Journals</text:p>
          </table:table-cell>
          <table:table-cell table:style-name="ce2" office:value-type="string">
            <text:p>Display Account</text:p>
          </table:table-cell>
          <table:table-cell table:style-name="ce2" office:value-type="string">
            <text:p>Filter By</text:p>
          </table:table-cell>
          <table:table-cell table:style-name="ce2" office:value-type="string">
            <text:p>Entries Sorted By</text:p>
          </table:table-cell>
          <table:table-cell table:style-name="ce2" office:value-type="string">
            <text:p>Target Moves</text:p>
          </table:table-cell>
          <table:table-cell table:style-name="ce14" table:number-columns-repeated="1017"/>
        </table:table-row>
        <table:table-row table:style-name="ro4">
          <table:table-cell table:style-name="ce3" office:value-type="string">
            <text:p><text:a xlink:href="python://get_account(data)" xlink:type="simple">Account</text:a></text:p>
          </table:table-cell>
          <table:table-cell table:style-name="ce3" office:value-type="string">
            <text:p><text:a xlink:href="python://get_fiscalyear(data)" xlink:type="simple">Fiscal Year</text:a></text:p>
          </table:table-cell>
          <table:table-cell table:style-name="ce3" office:value-type="string">
            <text:p><text:a xlink:href="python://get_journal(data)" xlink:type="simple">Journal</text:a></text:p>
          </table:table-cell>
          <table:table-cell table:style-name="ce3" office:value-type="string">
            <text:p><text:a xlink:href="python://get_display_account(data['form']['display_account'])" xlink:type="simple">Display Account</text:a></text:p>
          </table:table-cell>
          <table:table-cell table:style-name="ce3" office:value-type="string">
            <text:p><text:a xlink:href="python://get_filter(data)" xlink:type="simple">Filter</text:a></text:p>
          </table:table-cell>
          <table:table-cell table:style-name="ce3" office:value-type="string">
            <text:p><text:a xlink:href="python://get_sortby(data)" xlink:type="simple">Sorting</text:a></text:p>
          </table:table-cell>
          <table:table-cell table:style-name="ce3" office:value-type="string">
            <text:p><text:a xlink:href="python://get_target_move(data)" xlink:type="simple">Target Move</text:a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<text:a xlink:href="python://if%20test=%22get_filter(data)=='Date'%22" xlink:type="simple">if get_filter(data)=='Date'</text:a></text:p>
          </table:table-cell>
          <table:table-cell table:style-name="ce7"/>
          <table:table-cell table:number-columns-repeated="1018"/>
        </table:table-row>
        <table:table-row table:style-name="ro5">
          <table:table-cell table:number-columns-repeated="4"/>
          <table:table-cell table:style-name="ce8" office:value-type="string">
            <text:p>Start Date</text:p>
          </table:table-cell>
          <table:table-cell table:style-name="ce12" office:value-type="string">
            <text:p>End Dat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<text:a xlink:href="python://formatLang(get_start_date(data),date=True)" xlink:type="simple">formatLang(get_start_date(data),date=True)</text:a></text:p>
          </table:table-cell>
          <table:table-cell table:style-name="ce7" office:value-type="string">
            <text:p><text:a xlink:href="python://formatLang(get_end_date(data),date=True)" xlink:type="simple">formatLang(get_end_date(data),date=True)</text:a>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string">
            <text:p><text:a xlink:href="python:///if" xlink:type="simple">python:///if</text:a></text:p>
          </table:table-cell>
          <table:table-cell table:style-name="ce7"/>
          <table:table-cell table:number-columns-repeated="1018"/>
        </table:table-row>
        <table:table-row table:style-name="ro7">
          <table:table-cell table:number-columns-repeated="4"/>
          <table:table-cell office:value-type="string">
            <text:p><text:a xlink:href="python://if%20test=%22get_filter(data)=='Periods'%22" xlink:type="simple">if get_filter(data)=='Periods'</text:a></text:p>
          </table:table-cell>
          <table:table-cell table:style-name="ce7"/>
          <table:table-cell table:number-columns-repeated="1018"/>
        </table:table-row>
        <table:table-row table:style-name="ro6">
          <table:table-cell table:number-columns-repeated="4"/>
          <table:table-cell table:style-name="ce8" office:value-type="string">
            <text:p>True Start Period</text:p>
          </table:table-cell>
          <table:table-cell table:style-name="ce12" office:value-type="string">
            <text:p>End Period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<text:a xlink:href="python://get_start_period(data)%20or%20removeParentNode('para')" xlink:type="simple">get_start_period(data) or removeParentNode('para')</text:a></text:p>
          </table:table-cell>
          <table:table-cell table:style-name="ce7" office:value-type="string">
            <text:p><text:a xlink:href="python://get_end_period(data)%20or%20removeParentNode('para')" xlink:type="simple">get_end_period(data) or removeParentNode('para')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<text:a xlink:href="python:///if" xlink:type="simple">python:///if</text:a>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4" office:value-type="string">
            <text:p>Date</text:p>
          </table:table-cell>
          <table:table-cell table:style-name="ce4" office:value-type="string">
            <text:p>Period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Description</text:p>
          </table:table-cell>
          <table:table-cell table:style-name="ce9" office:value-type="string">
            <text:p>Debit</text:p>
          </table:table-cell>
          <table:table-cell table:style-name="ce9" office:value-type="string">
            <text:p>Credit</text:p>
          </table:table-cell>
          <table:table-cell table:style-name="ce9" office:value-type="string">
            <text:p>Balance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<text:a xlink:href="python://for%20each=%22o%20in%20get_children_accounts(a)%22" xlink:type="simple">python://for each="o in get_children_accounts(a)"</text:a>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a xlink:href="python://o.code" xlink:type="simple">code</text:a> <text:s/><text:a xlink:href="python://o.name" xlink:type="simple">name</text:a></text:p>
          </table:table-cell>
          <table:table-cell table:style-name="ce4"/>
          <table:table-cell table:style-name="ce6" table:number-columns-repeated="2"/>
          <table:table-cell table:style-name="ce10" office:value-type="string">
            <text:p><text:a xlink:href="python://sum_debit_account(o)" xlink:type="simple">sum_debit</text:a></text:p>
          </table:table-cell>
          <table:table-cell table:style-name="ce10" office:value-type="string">
            <text:p><text:a xlink:href="python://sum_credit_account(o)" xlink:type="simple">sum_credit</text:a></text:p>
          </table:table-cell>
          <table:table-cell table:style-name="ce10" office:value-type="string">
            <text:p><text:a xlink:href="python://sum_balance_account(o)" xlink:type="simple">sum_balance</text:a> <text:a xlink:href="python://company.currency_id.symbol" xlink:type="simple">symbol</text:a></text:p>
          </table:table-cell>
          <table:table-cell table:number-columns-repeated="1017"/>
        </table:table-row>
        <table:table-row table:style-name="ro1">
          <table:table-cell office:value-type="string">
            <text:p><text:a xlink:href="python://for%20each=%22l%20in%20lines(o)%22" xlink:type="simple">python://for each= "l in lines(o)"</text:a>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<text:a xlink:href="python://l['ldate']" xlink:type="simple">python://l['ldate']</text:a></text:p>
          </table:table-cell>
          <table:table-cell office:value-type="string">
            <text:p><text:a xlink:href="python://l['period_code']" xlink:type="simple">Period</text:a></text:p>
          </table:table-cell>
          <table:table-cell office:value-type="string">
            <text:p><text:a xlink:href="python://l['lref']" xlink:type="simple">Ref</text:a></text:p>
          </table:table-cell>
          <table:table-cell office:value-type="string">
            <text:p><text:a xlink:href="python://l['lname']" xlink:type="simple">Description</text:a></text:p>
          </table:table-cell>
          <table:table-cell table:style-name="ce11" office:value-type="string">
            <text:p><text:a xlink:href="python://l['debit']" xlink:type="simple">debit</text:a></text:p>
          </table:table-cell>
          <table:table-cell table:style-name="ce11" office:value-type="string">
            <text:p><text:a xlink:href="python://l['credit']" xlink:type="simple">credit</text:a></text:p>
          </table:table-cell>
          <table:table-cell table:style-name="ce11" office:value-type="string">
            <text:p><text:a xlink:href="python://l['progress']" xlink:type="simple">progress</text:a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<text:a xlink:href="python:///for%20" xlink:type="simple">//for</text:a>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<text:a xlink:href="python:///for%20" xlink:type="simple">//for</text:a>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<text:a xlink:href="python:///for%20" xlink:type="simple">//for</text:a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tarth </meta:initial-creator>
    <meta:creation-date>2014-01-01T11:32:39</meta:creation-date>
    <dc:date>2014-02-18T12:47:50</dc:date>
    <dc:creator>Shreeji </dc:creator>
    <meta:editing-duration>PT2H2M1S</meta:editing-duration>
    <meta:editing-cycles>41</meta:editing-cycles>
    <meta:generator>LibreOffice/3.5$Linux_x86 LibreOffice_project/350m1$Build-2</meta:generator>
    <meta:document-statistic meta:table-count="3" meta:cell-count="51" meta:object-count="0"/>
  </office:meta>
</office:document-meta>
</file>